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#x [mm]</text:p>
          </table:table-cell>
          <table:table-cell office:value-type="string">
            <text:p>dx [mm]</text:p>
          </table:table-cell>
          <table:table-cell office:value-type="string">
            <text:p>5*TA [ms]</text:p>
          </table:table-cell>
          <table:table-cell office:value-type="string">
            <text:p>5*TB [ms]</text:p>
          </table:table-cell>
          <table:table-cell office:value-type="string">
            <text:p>5*dT [ms]</text:p>
          </table:table-cell>
          <table:table-cell office:value-type="string">
            <text:p>TA [ms]</text:p>
          </table:table-cell>
          <table:table-cell office:value-type="string">
            <text:p>TB [ms]</text:p>
          </table:table-cell>
          <table:table-cell office:value-type="string">
            <text:p>dT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9895">
            <text:p>9895</text:p>
          </table:table-cell>
          <table:table-cell office:value-type="float" office:value="9877.4">
            <text:p>9877.4</text:p>
          </table:table-cell>
          <table:table-cell office:value-type="float" office:value="0.1">
            <text:p>0.1</text:p>
          </table:table-cell>
          <table:table-cell table:formula="of:=[.C2]/5" office:value-type="float" office:value="1979">
            <text:p>1979</text:p>
          </table:table-cell>
          <table:table-cell table:formula="of:=[.D2]/5" office:value-type="float" office:value="1975.48">
            <text:p>1975.48</text:p>
          </table:table-cell>
          <table:table-cell table:formula="of:=[.E2]/5" office:value-type="float" office:value="0.02">
            <text:p>0.02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9896.8">
            <text:p>9896.8</text:p>
          </table:table-cell>
          <table:table-cell office:value-type="float" office:value="9898.5">
            <text:p>9898.5</text:p>
          </table:table-cell>
          <table:table-cell office:value-type="float" office:value="0.1">
            <text:p>0.1</text:p>
          </table:table-cell>
          <table:table-cell table:formula="of:=[.C3]/5" office:value-type="float" office:value="1979.36">
            <text:p>1979.36</text:p>
          </table:table-cell>
          <table:table-cell table:formula="of:=[.D3]/5" office:value-type="float" office:value="1979.7">
            <text:p>1979.7</text:p>
          </table:table-cell>
          <table:table-cell table:formula="of:=[.E3]/5" office:value-type="float" office:value="0.02">
            <text:p>0.02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9895.6">
            <text:p>9895.6</text:p>
          </table:table-cell>
          <table:table-cell office:value-type="float" office:value="9888.5">
            <text:p>9888.5</text:p>
          </table:table-cell>
          <table:table-cell office:value-type="float" office:value="0.1">
            <text:p>0.1</text:p>
          </table:table-cell>
          <table:table-cell table:formula="of:=[.C4]/5" office:value-type="float" office:value="1979.12">
            <text:p>1979.12</text:p>
          </table:table-cell>
          <table:table-cell table:formula="of:=[.D4]/5" office:value-type="float" office:value="1977.7">
            <text:p>1977.7</text:p>
          </table:table-cell>
          <table:table-cell table:formula="of:=[.E4]/5" office:value-type="float" office:value="0.02">
            <text:p>0.02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9895.4">
            <text:p>9895.4</text:p>
          </table:table-cell>
          <table:table-cell office:value-type="float" office:value="9891.8">
            <text:p>9891.8</text:p>
          </table:table-cell>
          <table:table-cell office:value-type="float" office:value="0.1">
            <text:p>0.1</text:p>
          </table:table-cell>
          <table:table-cell table:formula="of:=[.C5]/5" office:value-type="float" office:value="1979.08">
            <text:p>1979.08</text:p>
          </table:table-cell>
          <table:table-cell table:formula="of:=[.D5]/5" office:value-type="float" office:value="1978.36">
            <text:p>1978.36</text:p>
          </table:table-cell>
          <table:table-cell table:formula="of:=[.E5]/5" office:value-type="float" office:value="0.02">
            <text:p>0.02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9896">
            <text:p>9896</text:p>
          </table:table-cell>
          <table:table-cell office:value-type="float" office:value="9892.2">
            <text:p>9892.2</text:p>
          </table:table-cell>
          <table:table-cell office:value-type="float" office:value="0.1">
            <text:p>0.1</text:p>
          </table:table-cell>
          <table:table-cell table:formula="of:=[.C6]/5" office:value-type="float" office:value="1979.2">
            <text:p>1979.2</text:p>
          </table:table-cell>
          <table:table-cell table:formula="of:=[.D6]/5" office:value-type="float" office:value="1978.44">
            <text:p>1978.44</text:p>
          </table:table-cell>
          <table:table-cell table:formula="of:=[.E6]/5" office:value-type="float" office:value="0.02">
            <text:p>0.02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table:number-columns-repeated="2" office:value-type="float" office:value="9896.1">
            <text:p>9896.1</text:p>
          </table:table-cell>
          <table:table-cell office:value-type="float" office:value="0.1">
            <text:p>0.1</text:p>
          </table:table-cell>
          <table:table-cell table:formula="of:=[.C7]/5" office:value-type="float" office:value="1979.22">
            <text:p>1979.22</text:p>
          </table:table-cell>
          <table:table-cell table:formula="of:=[.D7]/5" office:value-type="float" office:value="1979.22">
            <text:p>1979.22</text:p>
          </table:table-cell>
          <table:table-cell table:formula="of:=[.E7]/5" office:value-type="float" office:value="0.02">
            <text:p>0.02</text:p>
          </table:table-cell>
        </table:table-row>
        <table:table-row table:style-name="ro2" table:number-rows-repeated="104856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7:13:35</meta:creation-date>
    <dc:date>2014-05-29T17:18:27</dc:date>
    <meta:editing-duration>P0D</meta:editing-duration>
    <meta:editing-cycles>1</meta:editing-cycles>
    <meta:document-statistic meta:table-count="3" meta:cell-count="56" meta:object-count="0"/>
    <meta:generator>LibreOffice/3.5$Linux_X86_64 LibreOffice_project/350m1$Build-2</meta:generator>
  </office:meta>
</office:document-meta>
</file>